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end" style:justify-single-word="false"/>
      <style:text-properties fo:font-size="11pt" style:font-size-asian="11pt" style:font-size-complex="11pt"/>
    </style:style>
    <style:style style:name="P6"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7" style:family="paragraph" style:parent-style-name="Standard" style:list-style-name="L1">
      <style:paragraph-properties fo:text-align="justify" style:justify-single-word="false"/>
      <style:text-properties fo:font-size="11pt" style:font-size-asian="11pt" style:font-size-complex="11pt"/>
    </style:style>
    <style:style style:name="P8" style:family="paragraph" style:parent-style-name="Standard" style:list-style-name="L2">
      <style:paragraph-properties fo:text-align="justify" style:justify-single-word="false"/>
      <style:text-properties fo:font-size="11pt" style:font-size-asian="11pt" style:font-size-complex="11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Résumé de projet</text:p>
      <text:p text:style-name="P1"><text:span text:style-name="T1">Florian Morel</text:span> </text:p>
      <text:p text:style-name="P1"/>
      <text:p text:style-name="P1"/>
      <text:p text:style-name="P1">FML </text:p>
      <text:p text:style-name="P1">Fauteuil Mobilier Luxe </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4"><text:soft-page-break/><text:tab/>Depuis ces dernières années, l'achat de meubles d'occasion sur internet est une tendance qu'il ne faut pas ignorer puisque celle-ci prône sur l’anti-gaspillage et souhaite limiter la surconsommation. Le contexte actuel pousse également les gens à revoir leur mode d'achat <text:s/>en privilégiant <text:s/>un retour sur le cocooning et sur la consommation d'objet d'occasion*. Les avantages de cette consommation sont certains : une qualité exceptionnelle, un coût réduit, un style authentique et un caractère écologique. L'idée est née. </text:p>
      <text:p text:style-name="P4"/>
      <text:p text:style-name="P6"><text:tab/>Le site : </text:p>
      <text:p text:style-name="P4">FML est un site qui aura pour principal objectif de mettre en relation des clients/revendeurs ayant des passions communes : le mobilier de seconde main et le luxe. Le site sera organisé de façon à ce que les personnes puissent effectuer des recherches multicritères par designer, par catégorie de meuble, par marque mais aussi de pouvoir rechercher par le prix et/ou par l'emplacement géographique (autours de chez soi par exemple). </text:p>
      <text:p text:style-name="P4">Arborant des couleurs sobres (blanc, noir, gris) et un design minimaliste, FML se veut également simple d'utilisation en proposant aux membres de pouvoir gérer leur compte et leurs annonces afin de pouvoir modifier le statut de celles-ci, mais aussi d'en savoir plus sur FML, sur « Comment acheter ? » et « Comment vendre ?» sur le site afin d'avoir une navigation des plus optimales.</text:p>
      <text:p text:style-name="P4"/>
      <text:p text:style-name="P4">Le parcours de l'utilisateur pourrait être le suivant : </text:p>
      <text:list xml:id="list1852024545996480948" text:style-name="L1">
        <text:list-item>
          <text:p text:style-name="P7">Arriver sur la page d'accueil </text:p>
        </text:list-item>
        <text:list-item>
          <text:p text:style-name="P7">Consulter les derniers meubles ajoutés ou effectuer une recherche par rapport à différents critères</text:p>
        </text:list-item>
        <text:list-item>
          <text:p text:style-name="P7">Accéder à la description du meuble et, si celui-ci correspond aux attentes de l'utilisateur, peut demander à être mis en relation avec le vendeur (professionnel ou particulier) en cliquant sur le bouton définit à cet effet afin d'avoir plus d'informations pour réserver et aller chercher le produit</text:p>
          <text:p text:style-name="P7"/>
        </text:list-item>
        <text:list-item>
          <text:p text:style-name="P7">Dans le cas où l'utilisateur ne possède de compte sur le site, un formulaire d'inscription sous forme de modale apparaît ; lorsque le formulaire est remplit et envoyé, un mail de vérification est transmis sur l'adresse mail du nouvel arrivant</text:p>
        </text:list-item>
        <text:list-item>
          <text:p text:style-name="P7">Lorsque le mail de vérification a été validé et les données stockées</text:p>
        </text:list-item>
        <text:list-item>
          <text:p text:style-name="P7">L'utilisateur peut demander à être mis en relation avec le vendeur</text:p>
        </text:list-item>
      </text:list>
      <text:p text:style-name="P5"/>
      <text:list xml:id="list1192216660425229360" text:style-name="L2">
        <text:list-item>
          <text:p text:style-name="P8"><text:s/>Le vendeur quant à lui recevra un mail lui informant qu'une personne est intéressée par l'un ou plusieurs de ses meubles. Il pourra ensuite communiquer avec l'acheteur par mail afin de pouvoir le rencontrer</text:p>
        </text:list-item>
      </text:list>
      <text:p text:style-name="P4"/>
      <text:p text:style-name="P4"/>
      <text:p text:style-name="P4"/>
      <text:p text:style-name="P4"/>
      <text:p text:style-name="P2"/>
      <text:p text:style-name="P2"/>
      <text:p text:style-name="P2"/>
      <text:p text:style-name="P2"/>
      <text:p text:style-name="P2">*Source : IFOP-Le Bon Coin <text:a xlink:type="simple" xlink:href="https://www.ifop.com/wp-content/uploads/2020/06/CP-Note-Jérôme-Fourquet-Ifop-la-consommation-prisme-leboncoin-.pdf" text:style-name="Internet_20_link" text:visited-style-name="Visited_20_Internet_20_Link">https://www.ifop.com/wp-content/uploads/2020/06/CP-Note-J%C3%A9r%C3%B4me-Fourquet-Ifop-la-consommation-prisme-leboncoin-.pdf</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7T10:16:21.63</meta:creation-date>
    <dc:date>2020-11-07T19:00:09.59</dc:date>
    <meta:editing-duration>PT2H45M58S</meta:editing-duration>
    <meta:editing-cycles>9</meta:editing-cycles>
    <meta:generator>OpenOffice/4.1.7$Win32 OpenOffice.org_project/417m1$Build-9800</meta:generator>
    <meta:document-statistic meta:table-count="0" meta:image-count="0" meta:object-count="0" meta:page-count="2" meta:paragraph-count="17" meta:word-count="409" meta:character-count="2634"/>
  </office:meta>
</office:document-meta>
</file>